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209in"/>
    </style:style>
    <style:style style:name="co4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Current Wheelbase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Degrees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CW Trials</text:p>
          </table:table-cell>
          <table:table-cell office:value-type="string">
            <text:p>Measure</text:p>
          </table:table-cell>
          <table:table-cell office:value-type="string">
            <text:p>Difference</text:p>
          </table:table-cell>
          <table:table-cell office:value-type="string">
            <text:p>Computed Wheelba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.71">
            <text:p>-3.71</text:p>
          </table:table-cell>
          <table:table-cell table:formula="of:=[.B5]" office:value-type="float" office:value="-3.71">
            <text:p>-3.71</text:p>
          </table:table-cell>
          <table:table-cell table:formula="of:=([.$B$2]+[.B5])/[.$B$2]*[.$B$1]" office:value-type="float" office:value="124.742361111111">
            <text:p>124.7423611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.54">
            <text:p>-3.54</text:p>
          </table:table-cell>
          <table:table-cell table:formula="of:=[.B6]" office:value-type="float" office:value="-3.54">
            <text:p>-3.54</text:p>
          </table:table-cell>
          <table:table-cell table:formula="of:=([.$B$2]+[.B6])/[.$B$2]*[.$B$1]" office:value-type="float" office:value="124.754166666667">
            <text:p>124.75416666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.14">
            <text:p>-3.14</text:p>
          </table:table-cell>
          <table:table-cell table:formula="of:=[.B7]" office:value-type="float" office:value="-3.14">
            <text:p>-3.14</text:p>
          </table:table-cell>
          <table:table-cell table:formula="of:=([.$B$2]+[.B7])/[.$B$2]*[.$B$1]" office:value-type="float" office:value="124.781944444444">
            <text:p>124.78194444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.47">
            <text:p>-4.47</text:p>
          </table:table-cell>
          <table:table-cell table:formula="of:=[.B8]" office:value-type="float" office:value="-4.47">
            <text:p>-4.47</text:p>
          </table:table-cell>
          <table:table-cell table:formula="of:=([.$B$2]+[.B8])/[.$B$2]*[.$B$1]" office:value-type="float" office:value="124.689583333333">
            <text:p>124.68958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.06">
            <text:p>-4.06</text:p>
          </table:table-cell>
          <table:table-cell table:formula="of:=[.B9]" office:value-type="float" office:value="-4.06">
            <text:p>-4.06</text:p>
          </table:table-cell>
          <table:table-cell table:formula="of:=([.$B$2]+[.B9])/[.$B$2]*[.$B$1]" office:value-type="float" office:value="124.718055555556">
            <text:p>124.71805555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EAN</text:p>
          </table:table-cell>
          <table:table-cell table:formula="of:=AVERAGE([.D5:.D9])" office:value-type="float" office:value="124.737222222222">
            <text:p>124.7372222222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>
            <text:p>CW Trials</text:p>
          </table:table-cell>
          <table:table-cell office:value-type="string">
            <text:p>Measure</text:p>
          </table:table-cell>
          <table:table-cell office:value-type="string">
            <text:p>Difference</text:p>
          </table:table-cell>
          <table:table-cell office:value-type="string">
            <text:p>Computed Wheelba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11">
            <text:p>3.11</text:p>
          </table:table-cell>
          <table:table-cell table:formula="of:=[.B21]" office:value-type="float" office:value="3.11">
            <text:p>3.11</text:p>
          </table:table-cell>
          <table:table-cell table:formula="of:=(-[.$B$2]+[.B21])/(-[.$B$2])*[.$B$1]" office:value-type="float" office:value="124.784027777778">
            <text:p>124.7840277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11">
            <text:p>3.11</text:p>
          </table:table-cell>
          <table:table-cell table:formula="of:=[.B22]" office:value-type="float" office:value="3.11">
            <text:p>3.11</text:p>
          </table:table-cell>
          <table:table-cell table:formula="of:=(-[.$B$2]+[.B22])/(-[.$B$2])*[.$B$1]" office:value-type="float" office:value="124.784027777778">
            <text:p>124.78402777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89">
            <text:p>2.89</text:p>
          </table:table-cell>
          <table:table-cell table:formula="of:=[.B23]" office:value-type="float" office:value="2.89">
            <text:p>2.89</text:p>
          </table:table-cell>
          <table:table-cell table:formula="of:=(-[.$B$2]+[.B23])/(-[.$B$2])*[.$B$1]" office:value-type="float" office:value="124.799305555556">
            <text:p>124.79930555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05">
            <text:p>3.05</text:p>
          </table:table-cell>
          <table:table-cell table:formula="of:=[.B24]" office:value-type="float" office:value="3.05">
            <text:p>3.05</text:p>
          </table:table-cell>
          <table:table-cell table:formula="of:=(-[.$B$2]+[.B24])/(-[.$B$2])*[.$B$1]" office:value-type="float" office:value="124.788194444444">
            <text:p>124.78819444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85">
            <text:p>2.85</text:p>
          </table:table-cell>
          <table:table-cell table:formula="of:=[.B25]" office:value-type="float" office:value="2.85">
            <text:p>2.85</text:p>
          </table:table-cell>
          <table:table-cell table:formula="of:=(-[.$B$2]+[.B25])/(-[.$B$2])*[.$B$1]" office:value-type="float" office:value="124.802083333333">
            <text:p>124.802083333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EAN</text:p>
          </table:table-cell>
          <table:table-cell table:formula="of:=AVERAGE([.D21:.D25])" office:value-type="float" office:value="124.791527777778">
            <text:p>124.7915277778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VERALL MEAN</text:p>
          </table:table-cell>
          <table:table-cell table:formula="of:=AVERAGE([.D21:.D25];[.D5:.D9])" office:value-type="float" office:value="124.764375">
            <text:p>124.76437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5/22/2014</text:date>, <text:time>10:4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rrado Santoro</meta:initial-creator>
    <meta:creation-date>2014-05-22T10:22:12</meta:creation-date>
    <dc:date>2014-05-22T10:46:13</dc:date>
    <dc:creator>Corrado Santoro</dc:creator>
    <meta:editing-duration>PT00H23M41S</meta:editing-duration>
    <meta:editing-cycles>15</meta:editing-cycles>
    <meta:generator>OpenOffice.org/3.2$Linux OpenOffice.org_project/320m19$Build-9505</meta:generator>
    <meta:document-statistic meta:table-count="3" meta:cell-count="58" meta:object-count="0"/>
  </office:meta>
</office:document-meta>
</file>